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15c16" officeooo:paragraph-rsid="0001c8d5" style:text-blinking="false" fo:background-color="#fffff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bd5f3" officeooo:paragraph-rsid="00008cfd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bd5f3" officeooo:paragraph-rsid="000488e7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bd5f3" officeooo:paragraph-rsid="0001c8d5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2bafb" officeooo:paragraph-rsid="0002bafb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1bd5f3" officeooo:paragraph-rsid="0001c8d5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italic" style:text-underline-style="none" fo:font-weight="normal" officeooo:rsid="0002bafb" officeooo:paragraph-rsid="0002bafb" style:text-blinking="false" fo:background-color="#ffffff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488e7" officeooo:paragraph-rsid="000488e7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officeooo:paragraph-rsid="00008cfd"/>
    </style:style>
    <style:style style:name="P10" style:family="paragraph" style:parent-style-name="Text_20_body">
      <style:text-properties style:font-name="Times New Roman" officeooo:paragraph-rsid="00008cfd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bd5f3" officeooo:paragraph-rsid="00008cfd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08cfd" style:text-blinking="false" fo:background-color="#ffffff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8cfd" style:text-blinking="false" fo:background-color="#ffffff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8cfd" style:text-blinking="false" fo:background-color="#ffffff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8cfd" style:text-blinking="false" fo:background-color="#ffffff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8cfd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paragraph-rsid="00008cfd" style:text-blinking="false" fo:background-color="#ffffff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officeooo:paragraph-rsid="00008cfd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8cfd" style:text-blinking="false" fo:background-color="transparent"/>
    </style:style>
    <style:style style:name="P20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8cfd" style:text-blinking="false" fo:background-color="#ffffff"/>
    </style:style>
    <style:style style:name="P21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style:font-name="Times New Roman" officeooo:paragraph-rsid="00008cfd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1d110" officeooo:paragraph-rsid="00008cfd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1d110" officeooo:paragraph-rsid="00008cfd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2bafb" officeooo:paragraph-rsid="0002bafb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line-height="0.499cm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0pt" fo:language="en" fo:country="US" fo:font-style="normal" style:text-underline-style="solid" style:text-underline-width="auto" style:text-underline-color="font-color" fo:font-weight="normal" officeooo:rsid="000488e7" officeooo:paragraph-rsid="000488e7" style:text-blinking="false" fo:background-color="#fffff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0.499cm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0pt" fo:language="ru" fo:country="RU" fo:font-style="normal" style:text-underline-style="none" fo:font-weight="normal" officeooo:rsid="001bd5f3" officeooo:paragraph-rsid="00008cfd" style:text-blinking="false" fo:background-color="#ffffff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15c16"/>
    </style:style>
    <style:style style:name="T3" style:family="text">
      <style:text-properties fo:language="ru" fo:country="RU" officeooo:rsid="00008cfd"/>
    </style:style>
    <style:style style:name="T4" style:family="text">
      <style:text-properties fo:language="ru" fo:country="RU" officeooo:rsid="00016b2a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officeooo:rsid="0005237b"/>
    </style:style>
    <style:style style:name="T7" style:family="text">
      <style:text-properties fo:language="ru" fo:country="RU" officeooo:rsid="0005c4ad"/>
    </style:style>
    <style:style style:name="T8" style:family="text">
      <style:text-properties officeooo:rsid="00015c16"/>
    </style:style>
    <style:style style:name="T9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officeooo:rsid="00015c16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bd5f3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1c8d5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1d110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1d110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sans-serif" fo:font-size="11.5pt"/>
    </style:style>
    <style:style style:name="T17" style:family="text">
      <style:text-properties style:font-name="Times New Roman" fo:font-size="20pt" fo:language="ru" fo:country="RU" officeooo:rsid="00015c16" style:font-size-asian="20pt" style:font-size-complex="20pt"/>
    </style:style>
    <style:style style:name="T18" style:family="text">
      <style:text-properties style:font-name="Times New Roman" fo:font-weight="bold" style:font-weight-asian="bold" style:font-weight-complex="bold"/>
    </style:style>
    <style:style style:name="T19" style:family="text">
      <style:text-properties officeooo:rsid="0001c8d5"/>
    </style:style>
    <style:style style:name="T20" style:family="text">
      <style:text-properties fo:font-style="italic" officeooo:rsid="000ce622" style:font-style-asian="italic" style:font-style-complex="italic"/>
    </style:style>
    <style:style style:name="T21" style:family="text">
      <style:text-properties fo:font-weight="bold" officeooo:rsid="0001c8d5" style:font-weight-asian="bold" style:font-weight-complex="bold"/>
    </style:style>
    <style:style style:name="T22" style:family="text">
      <style:text-properties fo:font-weight="bold" officeooo:rsid="0005c4ad" style:font-weight-asian="bold" style:font-weight-complex="bold"/>
    </style:style>
    <style:style style:name="T23" style:family="text">
      <style:text-properties officeooo:rsid="0001d110"/>
    </style:style>
    <style:style style:name="T24" style:family="text">
      <style:text-properties officeooo:rsid="000488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2">Московский авиационный институт</text:p>
      <text:p text:style-name="P12">(Национальный исследовательский университет)</text:p>
      <text:p text:style-name="P10"/>
      <text:p text:style-name="P19">Институт: «Информационные технологии и прикладная математика»</text:p>
      <text:p text:style-name="P19">Кафедра: 806 «Вычислительная математика и программирование»</text:p>
      <text:p text:style-name="P19">Дисциплина: «О<text:span text:style-name="T2">перационные системы</text:span>» </text:p>
      <text:p text:style-name="P14"> </text:p>
      <text:p text:style-name="P14"> </text:p>
      <text:p text:style-name="P14"> </text:p>
      <text:p text:style-name="P14"> </text:p>
      <text:p text:style-name="P17">Лабораторная работа № <text:span text:style-name="T3">4</text:span></text:p>
      <text:p text:style-name="P18"><text:span text:style-name="T11">Тема: </text:span><text:span text:style-name="T17">Отображение файла в память </text:span></text:p>
      <text:p text:style-name="P10"/>
      <text:p text:style-name="P16"/>
      <text:p text:style-name="P16"/>
      <text:p text:style-name="P14"> </text:p>
      <text:p text:style-name="P20">Студент: Воронов К. <text:span text:style-name="T2">М.</text:span></text:p>
      <text:p text:style-name="P20">Группа: <text:span text:style-name="T2">М</text:span>8<text:span text:style-name="T4">О</text:span>-207<text:span text:style-name="T3">Б</text:span>-<text:span text:style-name="T8">19</text:span></text:p>
      <text:p text:style-name="P21"><text:span text:style-name="T9">Преподаватель: </text:span><text:span text:style-name="T10">Миронов Е.С.</text:span></text:p>
      <text:p text:style-name="P20">Дата:</text:p>
      <text:p text:style-name="P20">Оценка:</text:p>
      <text:p text:style-name="P10"><text:line-break/></text:p>
      <text:p text:style-name="P15"> </text:p>
      <text:p text:style-name="P10"><text:line-break/></text:p>
      <text:p text:style-name="P13">Москва, 2020</text:p>
      <text:p text:style-name="P11"><text:soft-page-break/></text:p>
      <text:p text:style-name="P2"/>
      <text:p text:style-name="P6"><text:s/><text:tab/>Постановка задачи </text:p>
      <text:p text:style-name="P4"><text:tab/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<text:span text:style-name="T19">я</text:span>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 Необходимо обрабатывать системные ошибки, которые могут возникнуть в результате работы.</text:p>
      <text:p text:style-name="P1"><text:span text:style-name="T20"><text:tab/>Вариант 3. </text:span>Пользователь вводит команды вида: «число число<text:span text:style-name="T1"> </text:span>число<text:span text:style-name="T1">&lt;endline&gt;</text:span>». Далее эти числа передаются от родительского процесса в дочерний. Дочерний процесс считает их сумму и выводит её в файл. Числа имеют тип f<text:span text:style-name="T1">loat.</text:span></text:p>
      <text:p text:style-name="P2"/>
      <text:p text:style-name="P2"><text:s/><text:tab/><text:span text:style-name="T21">Описание программы</text:span></text:p>
      <text:p text:style-name="P9"><text:span text:style-name="T12"><text:tab/></text:span><text:span text:style-name="T13">Для начала создадим файл, который будет отображаться в память и чере</text:span><text:span text:style-name="T14">з</text:span><text:span text:style-name="T13"> который будут взаимодействовать процессы. </text:span><text:span text:style-name="T14">Также нам понадобится мьютекс</text:span><text:span text:style-name="T15"> </text:span><text:span text:style-name="T14">для того, чтобы процессы не работали с файлом одновременно и ничего не сломалось. Теперь закрываем мьютекс</text:span><text:span text:style-name="T15"> </text:span><text:span text:style-name="T14">в родительском процессе и создаем дочерний. Родительский начинает считывание чисел, а дочерний ждёт, пока откроется мьютекс</text:span><text:span text:style-name="T15">. </text:span><text:span text:style-name="T14">После считывания, родительский процесс записывает данные в файл и открывает мьютекс. Для разделения строчек в файл записывается </text:span><text:span text:style-name="T15">NaN</text:span><text:span text:style-name="T14">. Дочерний процесс считывает числа и считает сумму.</text:span></text:p>
      <text:p text:style-name="P2"/>
      <text:p text:style-name="P22">Набор тестов</text:p>
      <text:p text:style-name="P7"><text:span text:style-name="T23">Т</text:span>ест 1</text:p>
      <text:p text:style-name="P23">b.txt </text:p>
      <text:p text:style-name="P23">1.2 3.4 55.6</text:p>
      <text:p text:style-name="P23">8 2.3</text:p>
      <text:p text:style-name="P23">1 1 1 1 1</text:p>
      <text:p text:style-name="P5">Содержимое файла <text:span text:style-name="T1">b.txt</text:span></text:p>
      <text:p text:style-name="P24">60.2</text:p>
      <text:p text:style-name="P24">10.3</text:p>
      <text:p text:style-name="P24">5</text:p>
      <text:p text:style-name="P7"><text:soft-page-break/>Тест 2</text:p>
      <text:p text:style-name="P24">1.txt </text:p>
      <text:p text:style-name="P24">1 2.3 4.4</text:p>
      <text:p text:style-name="P24">0</text:p>
      <text:p text:style-name="P24">9.8 99.4</text:p>
      <text:p text:style-name="P24">3.3 3.3 3.3 </text:p>
      <text:p text:style-name="P24">9 9 5 3 1 3</text:p>
      <text:p text:style-name="P5"><text:span text:style-name="T1">Содержимое файла </text:span>1<text:span text:style-name="T1">.txt</text:span></text:p>
      <text:p text:style-name="P2"><text:span text:style-name="T24">7</text:span>.7</text:p>
      <text:p text:style-name="P2">0</text:p>
      <text:p text:style-name="P2">109.2</text:p>
      <text:p text:style-name="P2">9.9</text:p>
      <text:p text:style-name="P2">30</text:p>
      <text:p text:style-name="P2"/>
      <text:p text:style-name="P3"><text:span text:style-name="T16"><text:s/><text:tab/></text:span><text:span text:style-name="T18">Листинг программы</text:span></text:p>
      <text:p text:style-name="P3"><text:tab/>Программа представлена в двух файлах main.c и child.c. Первый для основного процесса, а второй для дочернего </text:p>
      <text:p text:style-name="P25">main.c</text:p>
      <text:p text:style-name="P26">#include &lt;stdio.h&gt;</text:p>
      <text:p text:style-name="P26">#include &lt;stdlib.h&gt;</text:p>
      <text:p text:style-name="P26">#include &lt;unistd.h&gt;</text:p>
      <text:p text:style-name="P26">#include &lt;math.h&gt;</text:p>
      <text:p text:style-name="P26">#include &lt;sys/mman.h&gt;</text:p>
      <text:p text:style-name="P26">#include &lt;sys/types.h&gt;</text:p>
      <text:p text:style-name="P26">#include &lt;sys/stat.h&gt;</text:p>
      <text:p text:style-name="P26">#include &lt;fcntl.h&gt;</text:p>
      <text:p text:style-name="P26">#include &lt;pthread.h&gt;</text:p>
      <text:p text:style-name="P26">#include &lt;errno.h&gt;</text:p>
      <text:p text:style-name="P26">#include &lt;string.h&gt;</text:p>
      <text:p text:style-name="P26"/>
      <text:p text:style-name="P26"><text:s/>int main(){</text:p>
      <text:p text:style-name="P26"><text:s/><text:tab/>char fl[100];</text:p>
      <text:p text:style-name="P26"><text:soft-page-break/><text:s/><text:tab/>scanf("%s",fl);</text:p>
      <text:p text:style-name="P26"/>
      <text:p text:style-name="P26"><text:s/><text:tab/>FILE *f = fopen(fl,"w");</text:p>
      <text:p text:style-name="P26"/>
      <text:p text:style-name="P26"><text:s/><text:tab/> if (f == NULL) {</text:p>
      <text:p text:style-name="P26"><text:s/><text:tab/><text:tab/>printf("Ошибка в открытии файла\n");</text:p>
      <text:p text:style-name="P26"><text:s/><text:tab/><text:tab/>return -6;</text:p>
      <text:p text:style-name="P26"><text:s/><text:tab/>}</text:p>
      <text:p text:style-name="P26"/>
      <text:p text:style-name="P26"><text:s/><text:tab/>char area_n[] = "area";</text:p>
      <text:p text:style-name="P26"><text:s/><text:tab/>char mutex1_n[] = "mutex1";</text:p>
      <text:p text:style-name="P26"><text:tab/>char size_data_n[] = "size_data";</text:p>
      <text:p text:style-name="P26"/>
      <text:p text:style-name="P26"><text:s/><text:tab/>int area = shm_open(area_n, O_RDWR | O_CREAT, S_IRWXO | S_IRWXU);</text:p>
      <text:p text:style-name="P26"><text:s/><text:tab/>int mutex1 = shm_open(mutex1_n, O_RDWR | O_CREAT, S_IRWXO | S_IRWXU);</text:p>
      <text:p text:style-name="P26"><text:s/><text:tab/>int size_data = shm_open(size_data_n, O_RDWR | O_CREAT, S_IRWXO | S_IRWXU);</text:p>
      <text:p text:style-name="P26"/>
      <text:p text:style-name="P26"><text:s/><text:tab/>if (area == -1 || mutex1 == -1) {</text:p>
      <text:p text:style-name="P26"><text:s/><text:tab/><text:tab/>printf("Ошибка в доступе к памяти в shm_open\n");</text:p>
      <text:p text:style-name="P26"><text:s/><text:tab/><text:tab/>return -1;</text:p>
      <text:p text:style-name="P26"><text:s/><text:tab/>}</text:p>
      <text:p text:style-name="P26"/>
      <text:p text:style-name="P26"><text:s/><text:tab/>if (ftruncate(area, getpagesize()) == -1) {</text:p>
      <text:p text:style-name="P26"><text:s/><text:tab/><text:tab/>printf("Ошибка в изменении размера файла\n");</text:p>
      <text:p text:style-name="P26"><text:s/><text:tab/><text:tab/>return -2;</text:p>
      <text:p text:style-name="P26"><text:s/><text:tab/>}</text:p>
      <text:p text:style-name="P26"/>
      <text:p text:style-name="P26"><text:s/><text:tab/>if (ftruncate(size_data, sizeof(int)) == -1) {</text:p>
      <text:p text:style-name="P26"><text:s/><text:tab/><text:tab/>printf("Ошибка в изменении размера файла\n");</text:p>
      <text:p text:style-name="P26"><text:s/><text:tab/><text:tab/>return -2;</text:p>
      <text:p text:style-name="P26"><text:s/><text:tab/>}</text:p>
      <text:p text:style-name="P26"/>
      <text:p text:style-name="P26"><text:s/><text:tab/>if (ftruncate(mutex1, sizeof(pthread_mutex_t)) == -1) {</text:p>
      <text:p text:style-name="P26"><text:soft-page-break/><text:s text:c="8"/>printf("Ошибка в изменении размера файла\n");</text:p>
      <text:p text:style-name="P26"><text:s text:c="8"/>return -2;</text:p>
      <text:p text:style-name="P26"><text:s text:c="4"/>}</text:p>
      <text:p text:style-name="P26"/>
      <text:p text:style-name="P26"><text:s text:c="4"/>float* Data = (float*) mmap(NULL, getpagesize(), <text:s/>PROT_READ | PROT_WRITE, MAP_SHARED, area, 0);</text:p>
      <text:p text:style-name="P26"><text:s text:c="4"/>int* Data_s = (int*) mmap(NULL, sizeof(int), <text:s/>PROT_READ | PROT_WRITE, MAP_SHARED, size_data, 0);</text:p>
      <text:p text:style-name="P26"><text:s text:c="4"/>pthread_mutex_t *mutex = (pthread_mutex_t *) mmap(NULL, sizeof(pthread_mutex_t), PROT_READ | PROT_WRITE, MAP_SHARED, mutex1, 0);</text:p>
      <text:p text:style-name="P26"/>
      <text:p text:style-name="P26"><text:s text:c="4"/>if (Data == MAP_FAILED || mutex == MAP_FAILED || Data_s == MAP_FAILED) {</text:p>
      <text:p text:style-name="P26"><text:s text:c="8"/>printf("Ошибка в отображении файла на память\n");</text:p>
      <text:p text:style-name="P26"><text:s text:c="8"/>return -3;</text:p>
      <text:p text:style-name="P26"><text:s text:c="4"/>}</text:p>
      <text:p text:style-name="P26"/>
      <text:p text:style-name="P26"><text:s text:c="4"/>pthread_mutexattr_t mutex_at;</text:p>
      <text:p text:style-name="P26"/>
      <text:p text:style-name="P26"><text:s text:c="3"/>if (pthread_mutexattr_init(&amp;mutex_at) != 0) {</text:p>
      <text:p text:style-name="P26"><text:s text:c="8"/>printf("Ошибка в инициализации атребутов мьютекса\n");</text:p>
      <text:p text:style-name="P26"><text:s text:c="8"/>return -4;</text:p>
      <text:p text:style-name="P26"><text:s text:c="4"/>}</text:p>
      <text:p text:style-name="P26"/>
      <text:p text:style-name="P26"><text:s text:c="4"/>if (pthread_mutexattr_setpshared(&amp;mutex_at, PTHREAD_PROCESS_SHARED) != 0) {</text:p>
      <text:p text:style-name="P26"><text:s text:c="8"/>printf("Ошибка в изменении области видимости мьютекса\n");</text:p>
      <text:p text:style-name="P26"><text:s text:c="8"/>return -5;</text:p>
      <text:p text:style-name="P26"><text:s text:c="4"/>}</text:p>
      <text:p text:style-name="P26"/>
      <text:p text:style-name="P26"><text:s text:c="4"/>if (pthread_mutex_init(mutex, &amp;mutex_at) != 0) {</text:p>
      <text:p text:style-name="P26"><text:s text:c="8"/>printf("Ошибка в инициализации мьютекса\n");</text:p>
      <text:p text:style-name="P26"><text:s text:c="8"/>return -6;</text:p>
      <text:p text:style-name="P26"><text:s text:c="4"/>}</text:p>
      <text:p text:style-name="P26"/>
      <text:p text:style-name="P26"><text:s text:c="4"/>if (pthread_mutex_lock(mutex) != 0) {</text:p>
      <text:p text:style-name="P26"><text:soft-page-break/><text:s text:c="8"/>printf("Ошибка в открытии мьютекса\n");</text:p>
      <text:p text:style-name="P26"><text:s text:c="7"/><text:tab/>return -7;</text:p>
      <text:p text:style-name="P26"><text:tab/>}</text:p>
      <text:p text:style-name="P26"/>
      <text:p text:style-name="P26"><text:s/><text:tab/>float a = 0, b = 0, d;</text:p>
      <text:p text:style-name="P26"><text:s/><text:tab/>char** j = NULL;</text:p>
      <text:p text:style-name="P26"><text:s/><text:tab/>char c;</text:p>
      <text:p text:style-name="P26"><text:s/><text:tab/>int minus = 0;</text:p>
      <text:p text:style-name="P26"><text:s/><text:tab/>int tochka = 0;</text:p>
      <text:p text:style-name="P26"><text:s/><text:tab/>int one = 0;</text:p>
      <text:p text:style-name="P26"><text:s/><text:tab/>int count = 0;</text:p>
      <text:p text:style-name="P26"><text:s/><text:tab/>int id = fork();</text:p>
      <text:p text:style-name="P26"/>
      <text:p text:style-name="P26"><text:s text:c="4"/>if (id == -1) {</text:p>
      <text:p text:style-name="P26"><text:s text:c="4"/><text:tab/>printf("Ошибка создания процессa\n");</text:p>
      <text:p text:style-name="P26"><text:s text:c="4"/><text:tab/>return -2;</text:p>
      <text:p text:style-name="P26"><text:s text:c="4"/>}</text:p>
      <text:p text:style-name="P26"/>
      <text:p text:style-name="P26"><text:tab/>if(id != 0) {</text:p>
      <text:p text:style-name="P26"/>
      <text:p text:style-name="P26"><text:tab/><text:tab/>while(scanf("%c",&amp;c) &gt; 0) {</text:p>
      <text:p text:style-name="P26"/>
      <text:p text:style-name="P26"><text:tab/> <text:tab/><text:tab/>if(c == '-') {</text:p>
      <text:p text:style-name="P26"><text:tab/> <text:tab/><text:tab/><text:tab/>minus = 1 ;</text:p>
      <text:p text:style-name="P26"><text:tab/> <text:tab/><text:tab/><text:tab/>continue;</text:p>
      <text:p text:style-name="P26"><text:tab/> <text:tab/><text:tab/>}</text:p>
      <text:p text:style-name="P26"/>
      <text:p text:style-name="P26"><text:tab/> <text:tab/><text:tab/>if(c == '\n'){</text:p>
      <text:p text:style-name="P26"/>
      <text:p text:style-name="P26"><text:tab/> <text:tab/><text:tab/><text:tab/>if(one == 0){</text:p>
      <text:p text:style-name="P26"><text:tab/> <text:tab/><text:tab/><text:tab/><text:tab/>one = 1;</text:p>
      <text:p text:style-name="P26"><text:tab/> <text:tab/><text:tab/><text:tab/><text:tab/>continue;</text:p>
      <text:p text:style-name="P26"><text:tab/> <text:tab/><text:tab/><text:tab/>}</text:p>
      <text:p text:style-name="P26"><text:soft-page-break/></text:p>
      <text:p text:style-name="P26"><text:tab/> <text:tab/><text:tab/><text:tab/>while(b &gt; 1){</text:p>
      <text:p text:style-name="P26"><text:tab/><text:tab/><text:tab/><text:tab/><text:tab/>b /= 10;</text:p>
      <text:p text:style-name="P26"><text:tab/><text:tab/><text:tab/><text:tab/>}</text:p>
      <text:p text:style-name="P26"/>
      <text:p text:style-name="P26"><text:tab/><text:tab/><text:tab/><text:tab/>d = a + b;</text:p>
      <text:p text:style-name="P26"><text:tab/><text:tab/><text:tab/><text:tab/>if(minus == 1){</text:p>
      <text:p text:style-name="P26"><text:tab/><text:tab/><text:tab/><text:tab/><text:tab/>d *= -1;</text:p>
      <text:p text:style-name="P26"><text:tab/><text:tab/><text:tab/><text:tab/><text:tab/>minus = 0;</text:p>
      <text:p text:style-name="P26"><text:tab/><text:tab/><text:tab/><text:tab/>}</text:p>
      <text:p text:style-name="P26"/>
      <text:p text:style-name="P26"><text:tab/><text:tab/><text:tab/><text:tab/>tochka = 0;</text:p>
      <text:p text:style-name="P26"><text:tab/><text:tab/><text:tab/><text:tab/>b = 0;</text:p>
      <text:p text:style-name="P26"><text:tab/><text:tab/><text:tab/><text:tab/>a = 0;</text:p>
      <text:p text:style-name="P26"><text:tab/><text:tab/><text:tab/><text:tab/>Data[count] = d;</text:p>
      <text:p text:style-name="P26"><text:tab/><text:tab/><text:tab/><text:tab/>count += 1;</text:p>
      <text:p text:style-name="P26"><text:tab/><text:tab/> <text:tab/><text:tab/>float nan = NAN;</text:p>
      <text:p text:style-name="P26"><text:tab/><text:tab/> <text:tab/><text:tab/>Data[count] = nan;</text:p>
      <text:p text:style-name="P26"><text:tab/><text:tab/> <text:tab/><text:tab/>count += 1;</text:p>
      <text:p text:style-name="P26"><text:tab/><text:tab/><text:tab/> <text:s text:c="3"/>continue;</text:p>
      <text:p text:style-name="P26"><text:tab/><text:tab/><text:tab/>}</text:p>
      <text:p text:style-name="P26"/>
      <text:p text:style-name="P26"><text:tab/><text:tab/><text:tab/>if(c == ' '){</text:p>
      <text:p text:style-name="P26"/>
      <text:p text:style-name="P26"><text:tab/><text:tab/><text:tab/><text:tab/>while(b &gt; 1){</text:p>
      <text:p text:style-name="P26"><text:tab/><text:tab/><text:tab/><text:tab/><text:tab/>b /= 10;</text:p>
      <text:p text:style-name="P26"><text:tab/><text:tab/><text:tab/><text:tab/>}</text:p>
      <text:p text:style-name="P26"/>
      <text:p text:style-name="P26"><text:tab/><text:tab/><text:tab/><text:tab/>d = a + b;</text:p>
      <text:p text:style-name="P26"><text:tab/><text:tab/><text:tab/><text:tab/>if(minus == 1){</text:p>
      <text:p text:style-name="P26"><text:tab/><text:tab/><text:tab/><text:tab/><text:tab/>d *= -1;</text:p>
      <text:p text:style-name="P26"><text:tab/><text:tab/><text:tab/><text:tab/><text:tab/>minus = 0;</text:p>
      <text:p text:style-name="P26"><text:tab/><text:tab/><text:tab/><text:tab/>}</text:p>
      <text:p text:style-name="P26"><text:soft-page-break/><text:tab/><text:tab/><text:tab/><text:tab/>tochka = 0;</text:p>
      <text:p text:style-name="P26"><text:tab/><text:tab/><text:tab/><text:tab/>b = 0;</text:p>
      <text:p text:style-name="P26"><text:tab/><text:tab/><text:tab/><text:tab/>a = 0;</text:p>
      <text:p text:style-name="P26"><text:tab/><text:tab/><text:tab/><text:tab/>Data[count] = d;</text:p>
      <text:p text:style-name="P26"><text:tab/><text:tab/><text:tab/><text:tab/>count++;</text:p>
      <text:p text:style-name="P26"><text:tab/><text:tab/><text:tab/><text:tab/>continue;</text:p>
      <text:p text:style-name="P26"><text:tab/><text:tab/><text:tab/>}</text:p>
      <text:p text:style-name="P26"/>
      <text:p text:style-name="P26"><text:tab/><text:tab/><text:tab/>if(c == '.'){</text:p>
      <text:p text:style-name="P26"><text:tab/><text:tab/><text:tab/><text:tab/>tochka = 1;</text:p>
      <text:p text:style-name="P26"><text:tab/><text:tab/><text:tab/><text:tab/>continue;</text:p>
      <text:p text:style-name="P26"><text:tab/><text:tab/><text:tab/>}</text:p>
      <text:p text:style-name="P26"/>
      <text:p text:style-name="P26"><text:tab/><text:tab/><text:tab/>if(tochka == 0){</text:p>
      <text:p text:style-name="P26"><text:tab/><text:tab/><text:tab/><text:tab/>a = c + a * 10 - '0';</text:p>
      <text:p text:style-name="P26"><text:tab/><text:tab/><text:tab/>}</text:p>
      <text:p text:style-name="P26"/>
      <text:p text:style-name="P26"><text:tab/><text:tab/><text:tab/>if(tochka == 1){</text:p>
      <text:p text:style-name="P26"><text:tab/><text:tab/><text:tab/><text:tab/>b = c + b * 10 - '0';</text:p>
      <text:p text:style-name="P26"><text:tab/><text:tab/><text:tab/>}</text:p>
      <text:p text:style-name="P26"/>
      <text:p text:style-name="P26"><text:tab/><text:tab/>}</text:p>
      <text:p text:style-name="P26"/>
      <text:p text:style-name="P26"><text:s/><text:tab/><text:tab/>*Data_s = count;</text:p>
      <text:p text:style-name="P26"><text:s/><text:tab/><text:tab/>if (pthread_mutex_unlock(mutex) != 0) {</text:p>
      <text:p text:style-name="P26"><text:s text:c="8"/><text:tab/>printf("Ошибка в открытии мьютекса\n");</text:p>
      <text:p text:style-name="P26"><text:s text:c="7"/><text:tab/><text:tab/>return -7;</text:p>
      <text:p text:style-name="P26"><text:tab/> <text:s text:c="2"/><text:tab/>}</text:p>
      <text:p text:style-name="P26"/>
      <text:p text:style-name="P26"><text:tab/>}else{</text:p>
      <text:p text:style-name="P26"/>
      <text:p text:style-name="P26"><text:tab/><text:tab/>if (pthread_mutex_lock(mutex) != 0) {</text:p>
      <text:p text:style-name="P26"><text:s text:c="8"/><text:tab/>printf("Ошибка в открытии мьютекса\n");</text:p>
      <text:p text:style-name="P26"><text:soft-page-break/><text:s text:c="7"/><text:tab/><text:tab/>return -7;</text:p>
      <text:p text:style-name="P26"><text:tab/> <text:s text:c="2"/><text:tab/>}</text:p>
      <text:p text:style-name="P26"><text:tab/> </text:p>
      <text:p text:style-name="P26"><text:s/><text:tab/><text:tab/>char* argv[] = {fl, mutex1_n, area_n, size_data_n, (char *) NULL};</text:p>
      <text:p text:style-name="P26"><text:tab/> <text:s text:c="3"/>if (execv("child.out", argv) == -1) {</text:p>
      <text:p text:style-name="P26"><text:tab/><text:tab/><text:tab/>printf("Ошибка выполнения дочернего процесса\n");</text:p>
      <text:p text:style-name="P26"><text:tab/><text:tab/><text:tab/>printf("%s\n", strerror(errno));</text:p>
      <text:p text:style-name="P26"><text:tab/> <text:s text:c="3"/><text:tab/>return -5;</text:p>
      <text:p text:style-name="P26"><text:tab/> <text:s text:c="3"/>}<text:tab/></text:p>
      <text:p text:style-name="P26"/>
      <text:p text:style-name="P26"><text:tab/> <text:s text:c="3"/>if (pthread_mutex_unlock(mutex) != 0) {</text:p>
      <text:p text:style-name="P26"><text:tab/><text:tab/><text:tab/>printf("Ошибка в открытии мьютекса\n");</text:p>
      <text:p text:style-name="P26"><text:tab/><text:tab/><text:tab/>return -7;</text:p>
      <text:p text:style-name="P26"><text:tab/><text:tab/>}<text:tab/></text:p>
      <text:p text:style-name="P26"><text:tab/>}</text:p>
      <text:p text:style-name="P26"><text:s/>}</text:p>
      <text:p text:style-name="P26"/>
      <text:p text:style-name="P25">child.c</text:p>
      <text:p text:style-name="P26">#include &lt;stdio.h&gt;</text:p>
      <text:p text:style-name="P26">#include &lt;stdlib.h&gt;</text:p>
      <text:p text:style-name="P26">#include &lt;unistd.h&gt;</text:p>
      <text:p text:style-name="P26">#include &lt;math.h&gt;</text:p>
      <text:p text:style-name="P26">#include &lt;sys/mman.h&gt;</text:p>
      <text:p text:style-name="P26">#include &lt;sys/types.h&gt;</text:p>
      <text:p text:style-name="P26">#include &lt;sys/stat.h&gt;</text:p>
      <text:p text:style-name="P26">#include &lt;fcntl.h&gt;</text:p>
      <text:p text:style-name="P26">#include &lt;pthread.h&gt;</text:p>
      <text:p text:style-name="P26"/>
      <text:p text:style-name="P26"><text:s/>int main(int argc, char *argv[]){</text:p>
      <text:p text:style-name="P26"><text:s/><text:tab/>FILE *f = fopen(argv[0],"w");</text:p>
      <text:p text:style-name="P26"/>
      <text:p text:style-name="P26"><text:s/><text:tab/>if (f == NULL) {</text:p>
      <text:p text:style-name="P26"><text:s/><text:tab/><text:tab/>printf("Ошибка в открытии файла\n");</text:p>
      <text:p text:style-name="P26"><text:soft-page-break/><text:s/><text:tab/><text:tab/>return -6;</text:p>
      <text:p text:style-name="P26"><text:s/><text:tab/>}</text:p>
      <text:p text:style-name="P26"/>
      <text:p text:style-name="P26"><text:s/><text:tab/>int area = shm_open(argv[2], O_RDWR | O_CREAT, S_IRWXU);</text:p>
      <text:p text:style-name="P26"><text:s/><text:tab/>int mutex1 = shm_open(argv[1], O_RDWR | O_CREAT, S_IRWXU);</text:p>
      <text:p text:style-name="P26"><text:s/><text:tab/>int size_data = shm_open(argv[3], O_RDWR | O_CREAT, S_IRWXU);</text:p>
      <text:p text:style-name="P26"/>
      <text:p text:style-name="P26"/>
      <text:p text:style-name="P26"><text:s/><text:tab/>if (area == -1 || mutex1 == -1) {</text:p>
      <text:p text:style-name="P26"><text:s/><text:tab/><text:tab/>printf("Ошибка в доступе к памяти в shm_open\n");</text:p>
      <text:p text:style-name="P26"><text:s/><text:tab/><text:tab/>return -1;</text:p>
      <text:p text:style-name="P26"><text:s/><text:tab/>}</text:p>
      <text:p text:style-name="P26"/>
      <text:p text:style-name="P26"><text:s/><text:tab/>float d=0;</text:p>
      <text:p text:style-name="P26"/>
      <text:p text:style-name="P26"/>
      <text:p text:style-name="P26"><text:s/><text:tab/>float* Data = (float*) mmap(NULL, getpagesize(), <text:s/>PROT_READ | PROT_WRITE, MAP_SHARED, area, 0);</text:p>
      <text:p text:style-name="P26"><text:s text:c="4"/>int* Data_s = (int*) mmap(NULL, sizeof(int), <text:s/>PROT_READ | PROT_WRITE, MAP_SHARED, size_data, 0);</text:p>
      <text:p text:style-name="P26"><text:s text:c="4"/>pthread_mutex_t *mutex = (pthread_mutex_t *) mmap(NULL, sizeof(pthread_mutex_t), PROT_READ | PROT_WRITE, MAP_SHARED, mutex1, 0);</text:p>
      <text:p text:style-name="P26"><text:s/></text:p>
      <text:p text:style-name="P26"><text:s text:c="4"/>if (Data == MAP_FAILED || mutex == MAP_FAILED || Data_s == MAP_FAILED) {</text:p>
      <text:p text:style-name="P26"><text:s text:c="8"/>printf("Ошибка в отображении файла на память\n");</text:p>
      <text:p text:style-name="P26"><text:s text:c="8"/>return -3;</text:p>
      <text:p text:style-name="P26"><text:s text:c="4"/>}</text:p>
      <text:p text:style-name="P26"/>
      <text:p text:style-name="P26"/>
      <text:p text:style-name="P26"><text:s text:c="4"/>for (int i = 0; i &lt; *Data_s; ++i) {</text:p>
      <text:p text:style-name="P26"><text:s text:c="4"/><text:tab/>if (isnan(Data[i])) {</text:p>
      <text:p text:style-name="P26"><text:s text:c="4"/><text:tab/><text:tab/>fprintf(f, "%g\n", d);</text:p>
      <text:p text:style-name="P26"><text:s text:c="4"/><text:tab/><text:tab/>d = 0;</text:p>
      <text:p text:style-name="P26"><text:s text:c="4"/><text:tab/>} else {</text:p>
      <text:p text:style-name="P26"><text:soft-page-break/><text:s text:c="4"/><text:tab/><text:tab/>d += Data[i];</text:p>
      <text:p text:style-name="P26"><text:s text:c="4"/><text:tab/>}</text:p>
      <text:p text:style-name="P26"><text:s text:c="4"/>}</text:p>
      <text:p text:style-name="P26"/>
      <text:p text:style-name="P26"><text:s text:c="4"/>if (shm_unlink(argv[1]) != 0) {</text:p>
      <text:p text:style-name="P26"><text:s text:c="8"/>perror("Ошибка в удалении памяти в shm_open\n");</text:p>
      <text:p text:style-name="P26"><text:s text:c="8"/>return -10;</text:p>
      <text:p text:style-name="P26"><text:s text:c="4"/>}</text:p>
      <text:p text:style-name="P26"/>
      <text:p text:style-name="P26"><text:s text:c="4"/>if (shm_unlink(argv[2]) != 0) {</text:p>
      <text:p text:style-name="P26"><text:s text:c="8"/>perror("Ошибка в удалении памяти в shm_open\n");</text:p>
      <text:p text:style-name="P26"><text:s text:c="8"/>return -10;</text:p>
      <text:p text:style-name="P26"><text:s text:c="4"/>}</text:p>
      <text:p text:style-name="P26"/>
      <text:p text:style-name="P26"><text:s text:c="4"/>if (shm_unlink(argv[3]) != 0) {</text:p>
      <text:p text:style-name="P26"><text:s text:c="8"/>perror("Ошибка в удалении памяти в shm_open\n");</text:p>
      <text:p text:style-name="P26"><text:s text:c="8"/>return -10;</text:p>
      <text:p text:style-name="P26"><text:s text:c="4"/>}</text:p>
      <text:p text:style-name="P26">}</text:p>
      <text:p text:style-name="P26"/>
      <text:p text:style-name="P8"><text:tab/><text:span text:style-name="T5">Выводы</text:span></text:p>
      <text:p text:style-name="P8"><text:span text:style-name="T5"><text:tab/></text:span><text:span text:style-name="T6">Выполнив данную лабораторную работу я узнал и изучил еще один способ взаимодействия процессов — отображение файла в память. Файл, хранящийся на долговременном носителе, может изменяться только одним процессом и его отображение в оперативную память решает эту проблему. Мало того, обращение к оперативной памяти занимает куда меньше времени, чем отображение к долговременному носителю. </text:span><text:span text:style-name="T7">Но так как оба процесса имеют свободу, то есть одновременно могут изменять данные в файле, надо учитывать тот факт, что они могут друг другу все испортить. Поэтому в таком случае удобно использовать мьютексы.</text:span></text:p>
      <text:p text:style-name="P2"/>
      <text:p text:style-name="P2"><text:tab/><text:span text:style-name="T22">Список литературы</text:span></text:p>
      <text:p text:style-name="P2">1. Мануал <text:span text:style-name="T1">mmap <text:s/>URL:</text:span><text:a xlink:type="simple" xlink:href="https://www.opennet.ru/man.shtml?topic=mmap&amp;category=2&amp;russian=0" text:style-name="Internet_20_link" text:visited-style-name="Visited_20_Internet_20_Link">https://www.opennet.ru/man.shtml?topic=mmap&amp;category=2&amp;russian=0</text:a><text:span text:style-name="T1"> </text:span>(дата обращения 20.11.2020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2-08T18:54:37.727000000</dc:date>
    <meta:editing-duration>PT32M31S</meta:editing-duration>
    <meta:editing-cycles>7</meta:editing-cycles>
    <meta:document-statistic meta:table-count="0" meta:image-count="0" meta:object-count="0" meta:page-count="11" meta:paragraph-count="265" meta:word-count="1115" meta:character-count="8055" meta:non-whitespace-character-count="6407"/>
  </office:meta>
</office:document-meta>
</file>